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cyThread.ConcurrencyThread( ITestBean proxy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urrencyThrottleInterceptorTests.test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currencyThrottleInterceptorTests.testMultipleThreads( int concurrencyLimi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oncurrencyThread.ru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currencyThrottleInterceptorTests.testMultipleThreadsWithLimi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cyThrottleInterceptorTests.testMultipleThreadsWithLimit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